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580000001FA0F8EF79.png" manifest:media-type="image/png"/>
  <manifest:file-entry manifest:full-path="Pictures/10000201000001C2000001B4D32B597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, 'Times New Roman', 'Bitstream Charter', Times, serif"/>
    <style:font-face style:name="Lohit Hindi1" svg:font-family="'Lohit Hindi'"/>
    <style:font-face style:name="Bitstream Charter" svg:font-family="'Bitstream Charter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ooter">
      <style:text-properties fo:language="es" fo:country="ES"/>
    </style:style>
    <style:style style:name="P2" style:family="paragraph" style:parent-style-name="Standard">
      <style:text-properties fo:language="es" fo:country="ES"/>
    </style:style>
    <style:style style:name="P3" style:family="paragraph" style:parent-style-name="Standard">
      <style:text-properties fo:language="es" fo:country="ES" officeooo:paragraph-rsid="000f9a75"/>
    </style:style>
    <style:style style:name="P4" style:family="paragraph" style:parent-style-name="Standard">
      <style:text-properties fo:language="es" fo:country="ES" officeooo:rsid="0008aa3d"/>
    </style:style>
    <style:style style:name="P5" style:family="paragraph" style:parent-style-name="Standard">
      <style:text-properties fo:language="es" fo:country="ES" officeooo:rsid="0008aa3d" officeooo:paragraph-rsid="000fbe52"/>
    </style:style>
    <style:style style:name="P6" style:family="paragraph" style:parent-style-name="Standard">
      <style:paragraph-properties fo:text-align="start" style:justify-single-word="false"/>
      <style:text-properties style:font-name="Verdana" fo:font-size="14pt" fo:language="es" fo:country="ES" fo:font-weight="normal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Verdana" fo:font-size="14pt" fo:language="es" fo:country="ES" fo:font-weight="normal" officeooo:rsid="000ec126" officeooo:paragraph-rsid="000ec126" style:font-size-asian="14pt" style:font-weight-asian="normal" style:font-size-complex="14pt" style:font-weight-complex="normal"/>
    </style:style>
    <style:style style:name="P8" style:family="paragraph" style:parent-style-name="Header">
      <style:paragraph-properties fo:text-align="center" style:justify-single-word="false">
        <style:tab-stops>
          <style:tab-stop style:position="8.5cm" style:type="center"/>
          <style:tab-stop style:position="9.878cm"/>
          <style:tab-stop style:position="17cm" style:type="right"/>
        </style:tab-stops>
      </style:paragraph-properties>
      <style:text-properties style:font-name="Bitstream Charter" fo:font-size="14pt" fo:language="es" fo:country="ES" fo:font-style="italic" fo:font-weight="bold" officeooo:paragraph-rsid="00094324" style:font-size-asian="14pt" style:font-style-asian="italic" style:font-weight-asian="bold" style:font-size-complex="14pt" style:font-style-complex="italic" style:font-weight-complex="bold"/>
    </style:style>
    <style:style style:name="P9" style:family="paragraph" style:parent-style-name="Footer">
      <style:paragraph-properties fo:margin-top="0cm" fo:margin-bottom="0cm" style:contextual-spacing="false" fo:text-align="center" style:justify-single-word="false"/>
      <style:text-properties fo:language="es" fo:country="ES" fo:font-style="italic" officeooo:rsid="0008aa3d" officeooo:paragraph-rsid="0014a2b7" style:font-style-asian="italic" style:font-style-complex="italic"/>
    </style:style>
    <style:style style:name="P10" style:family="paragraph" style:parent-style-name="Footer">
      <style:paragraph-properties fo:margin-top="0cm" fo:margin-bottom="0cm" style:contextual-spacing="false" fo:text-align="start" style:justify-single-word="false"/>
      <style:text-properties fo:font-size="10pt" fo:font-style="italic" officeooo:rsid="0008aa3d" officeooo:paragraph-rsid="0014a2b7" style:font-size-asian="10pt" style:font-style-asian="italic" style:font-size-complex="10pt" style:font-style-complex="italic"/>
    </style:style>
    <style:style style:name="P11" style:family="paragraph" style:parent-style-name="Standard" style:list-style-name="L1">
      <style:text-properties fo:language="es" fo:country="ES" officeooo:rsid="000f9a75" officeooo:paragraph-rsid="000f9a75"/>
    </style:style>
    <style:style style:name="P12" style:family="paragraph" style:parent-style-name="Standard" style:list-style-name="L1">
      <style:text-properties fo:language="es" fo:country="ES" officeooo:rsid="0011d00a" officeooo:paragraph-rsid="0011d00a"/>
    </style:style>
    <style:style style:name="P13" style:family="paragraph" style:parent-style-name="Standard" style:list-style-name="L2">
      <style:text-properties fo:language="es" fo:country="ES" officeooo:rsid="0011d00a" officeooo:paragraph-rsid="0011d00a"/>
    </style:style>
    <style:style style:name="P14" style:family="paragraph" style:parent-style-name="Standard" style:list-style-name="L2">
      <style:text-properties fo:language="es" fo:country="ES" officeooo:rsid="000fbe52" officeooo:paragraph-rsid="000fbe52"/>
    </style:style>
    <style:style style:name="P15" style:family="paragraph" style:parent-style-name="Standard" style:list-style-name="L2">
      <style:text-properties fo:language="es" fo:country="ES" officeooo:rsid="001073f6" officeooo:paragraph-rsid="001073f6"/>
    </style:style>
    <style:style style:name="P16" style:family="paragraph">
      <style:paragraph-properties fo:text-align="center"/>
    </style:style>
    <style:style style:name="T1" style:family="text">
      <style:text-properties style:font-name="Comic Sans MS"/>
    </style:style>
    <style:style style:name="T2" style:family="text">
      <style:text-properties style:font-name="Comic Sans MS" fo:font-size="14pt" fo:font-weight="bold" style:font-size-asian="14pt" style:font-weight-asian="bold" style:font-size-complex="14pt" style:font-weight-complex="bold"/>
    </style:style>
    <style:style style:name="T3" style:family="text">
      <style:text-properties style:font-name="Comic Sans MS" fo:font-size="14pt" fo:font-weight="bold" officeooo:rsid="000fbe52" style:font-size-asian="14pt" style:font-weight-asian="bold" style:font-size-complex="14pt" style:font-weight-complex="bold"/>
    </style:style>
    <style:style style:name="T4" style:family="text">
      <style:text-properties style:font-name="Comic Sans MS" fo:font-size="14pt" fo:font-weight="bold" officeooo:rsid="0011d00a" style:font-size-asian="14pt" style:font-weight-asian="bold" style:font-size-complex="14pt" style:font-weight-complex="bold"/>
    </style:style>
    <style:style style:name="T5" style:family="text">
      <style:text-properties officeooo:rsid="000861d4"/>
    </style:style>
    <style:style style:name="T6" style:family="text">
      <style:text-properties officeooo:rsid="000f9a75"/>
    </style:style>
    <style:style style:name="T7" style:family="text">
      <style:text-properties officeooo:rsid="000fbe52"/>
    </style:style>
    <style:style style:name="T8" style:family="text">
      <style:text-properties officeooo:rsid="001073f6"/>
    </style:style>
    <style:style style:name="T9" style:family="text">
      <style:text-properties officeooo:rsid="0011d00a"/>
    </style:style>
    <style:style style:name="T10" style:family="text">
      <style:text-properties officeooo:rsid="00147dc3"/>
    </style:style>
    <style:style style:name="T11" style:family="text">
      <style:text-properties fo:font-variant="normal" fo:text-transform="none" fo:color="#333333" style:font-name="Georgia" fo:font-size="8pt" fo:letter-spacing="normal" fo:font-style="normal" fo:font-weight="normal" style:font-size-asian="8pt" style:font-size-complex="8pt"/>
    </style:style>
    <style:style style:name="T12" style:family="text">
      <style:text-properties fo:font-variant="normal" fo:text-transform="none" fo:color="#333333" style:font-name="Georgia" fo:letter-spacing="normal" fo:font-style="normal" fo:font-weight="normal"/>
    </style:style>
    <style:style style:name="T13" style:family="text">
      <style:text-properties fo:font-variant="normal" fo:text-transform="none" style:font-name="Georgia" fo:font-size="8pt" fo:letter-spacing="normal" fo:font-style="normal" fo:font-weight="normal" style:font-size-asian="8pt" style:font-size-complex="8pt"/>
    </style:style>
    <style:style style:name="T14" style:family="text">
      <style:text-properties officeooo:rsid="000e68d9"/>
    </style:style>
    <style:style style:name="fr1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fill-color="#00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Cuaderno <text:span text:style-name="T5">@seguriactiva de e</text:span>jercicios Menores <text:span text:style-name="T5">en La Red</text:span></text:p>
      <text:p text:style-name="P6"/>
      <text:p text:style-name="P7"><text:span text:style-name="T6">CYBERBULLYING, </text:span>CIBERACOSO</text:p>
      <text:p text:style-name="P2"/>
      <text:p text:style-name="P2"><text:span text:style-name="T2">1.- </text:span>Escribe en el siguiente cuadro <text:span text:style-name="T10">el significado de cyberbullying o ciberacoso. Comenta con tus compañeros y con tu profesor/a.</text:span></text:p>
      <text:p text:style-name="P2"><draw:rect text:anchor-type="paragraph" draw:z-index="0" draw:style-name="gr1" draw:text-style-name="P16" svg:width="15.465cm" svg:height="2.514cm" svg:x="0.822cm" svg:y="0.363cm"><text:p/></draw:rect></text:p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T2">2.-</text:span><text:span text:style-name="T1"> </text:span><text:span text:style-name="T6">Cuando alguien te envía alguna información, o tú te enteras de alguna información, o alguna foto, o un vídeo que puede perjudicar a uno de tus compañeros/as o amigos/as, ¿qué crees que es mejor hacer con esa información?. Comenta las siguientes afirmaciones con tus compañeros y tu profesor/a.</text:span></text:p>
      <text:p text:style-name="P2"/>
      <text:list xml:id="list6242747956523100369" text:style-name="L1">
        <text:list-item>
          <text:p text:style-name="P11"><text:span text:style-name="T9">Puedo enviarla </text:span>a todos mis amigos o amigas, <text:span text:style-name="T9">o a cualquier persona.</text:span></text:p>
        </text:list-item>
        <text:list-item>
          <text:p text:style-name="P11"><text:span text:style-name="T9">No pasa nada si la envío </text:span>s<text:span text:style-name="T9">ó</text:span>lo a mis mejores amigos o amigas.</text:p>
        </text:list-item>
        <text:list-item>
          <text:p text:style-name="P12">Tengo que tener en cuenta que esa información puede ser falsa o ser una broma.</text:p>
        </text:list-item>
        <text:list-item>
          <text:p text:style-name="P11"><text:span text:style-name="T10">Comentar con mis padres</text:span> esta información.</text:p>
        </text:list-item>
        <text:list-item>
          <text:p text:style-name="P11"><text:span text:style-name="T10">Comentar con</text:span> mis profesores esta información.</text:p>
        </text:list-item>
        <text:list-item>
          <text:p text:style-name="P11">Preguntar a la persona perjudicada sobre esta información.</text:p>
        </text:list-item>
        <text:list-item>
          <text:p text:style-name="P11">No enviarla a nadie.</text:p>
        </text:list-item>
      </text:list>
      <text:p text:style-name="P3"/>
      <text:p text:style-name="P3"><text:span text:style-name="T2">3.-</text:span> <text:span text:style-name="T6">¿Conoces algún caso de ciberacoso (o cyberbullying)? Comenta con tus compañeros y tu profesor o profesora.</text:span></text:p>
      <text:p text:style-name="P2"/>
      <text:p text:style-name="P5"/>
      <text:p text:style-name="P5"><text:span text:style-name="T3">4</text:span><text:span text:style-name="T2">.-</text:span> <text:span text:style-name="T7">¿Alguna vez te has sentido mal por algún mensaje que has recibido? ¿Cuándo? ¿Qué tipo de mensajes crees que son más molestos? Comenta con tus compañeros y con <text:s/>profesor/a.</text:span></text:p>
      <text:p text:style-name="P5"/>
      <text:p text:style-name="P3"/>
      <text:p text:style-name="P3"><text:span text:style-name="T3">5.-</text:span> <text:span text:style-name="T6">Comenta en con tus compañeros y tu profesor/a si la siguiente información puede perjudicar a alguno de tus amigos o amigas.</text:span></text:p>
      <text:p text:style-name="P3"/>
      <text:list xml:id="list5271939976491455968" text:style-name="L2">
        <text:list-item>
          <text:p text:style-name="P14">Una foto con la que podemos reírnos de esa persona (llorando, en una caída, una foto <text:span text:style-name="T8">en la que no sale bien</text:span>, etc.).</text:p>
        </text:list-item>
        <text:list-item>
          <text:p text:style-name="P14">Un mensaje con un insulto de un niño o una niña a otro niño o niña.</text:p>
        </text:list-item>
        <text:list-item>
          <text:p text:style-name="P15">Un mensaje con cosas personales de otra persona.</text:p>
        </text:list-item>
        <text:list-item>
          <text:p text:style-name="P15">Un vídeo que se ha grabado sin consentimiento de la persona.</text:p>
        </text:list-item>
        <text:list-item>
          <text:p text:style-name="P15">Hacer un grupo de WhatsApp para insultar o reírnos de un compañero o compañera.</text:p>
        </text:list-item>
        <text:list-item>
          <text:p text:style-name="P13">Reenviar a otra persona un mensaje que un amigo me ha enviado solo a mi.</text:p>
        </text:list-item>
        <text:list-item>
          <text:p text:style-name="P13">Enviar a otra persona fotos o vídeos personales de un amigo o amiga sin su consentimiento.</text:p>
        </text:list-item>
      </text:list>
      <text:p text:style-name="P4"/>
      <text:p text:style-name="P5"><text:span text:style-name="T4">6</text:span><text:span text:style-name="T3">.-</text:span> <text:span text:style-name="T7">Comenta con tus compañeros/as y con tu profesor/a: ¿qué harías si alguna vez alguien te hace ciberacoso (o cyberbullying)?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Georgia" svg:font-family="Georgia, 'Times New Roman', 'Bitstream Charter', Times, serif"/>
    <style:font-face style:name="Lohit Hindi1" svg:font-family="'Lohit Hindi'"/>
    <style:font-face style:name="Bitstream Charter" svg:font-family="'Bitstream Charter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margin-top="0cm" fo:margin-bottom="0cm" style:contextual-spacing="false" fo:text-align="start" style:justify-single-word="false"/>
      <style:text-properties fo:font-size="10pt" fo:font-style="italic" officeooo:rsid="0008aa3d" officeooo:paragraph-rsid="0014a2b7" style:font-size-asian="10pt" style:font-style-asian="italic" style:font-size-complex="10pt" style:font-style-complex="italic"/>
    </style:style>
    <style:style style:name="MP2" style:family="paragraph" style:parent-style-name="Footer">
      <style:paragraph-properties fo:margin-top="0cm" fo:margin-bottom="0cm" style:contextual-spacing="false" fo:text-align="center" style:justify-single-word="false"/>
      <style:text-properties fo:language="es" fo:country="ES" fo:font-style="italic" officeooo:rsid="0008aa3d" officeooo:paragraph-rsid="0014a2b7" style:font-style-asian="italic" style:font-style-complex="italic"/>
    </style:style>
    <style:style style:name="MP3" style:family="paragraph" style:parent-style-name="Footer">
      <style:text-properties fo:language="es" fo:country="ES"/>
    </style:style>
    <style:style style:name="MT1" style:family="text">
      <style:text-properties officeooo:rsid="000e68d9"/>
    </style:style>
    <style:style style:name="MT2" style:family="text">
      <style:text-properties fo:font-variant="normal" fo:text-transform="none" fo:color="#333333" style:font-name="Georgia" fo:letter-spacing="normal" fo:font-style="normal" fo:font-weight="normal"/>
    </style:style>
    <style:style style:name="MT3" style:family="text">
      <style:text-properties fo:font-variant="normal" fo:text-transform="none" fo:color="#333333" style:font-name="Georgia" fo:font-size="8pt" fo:letter-spacing="normal" fo:font-style="normal" fo:font-weight="normal" style:font-size-asian="8pt" style:font-size-complex="8pt"/>
    </style:style>
    <style:style style:name="MT4" style:family="text">
      <style:text-properties fo:font-variant="normal" fo:text-transform="none" style:font-name="Georgia" fo:font-size="8pt" fo:letter-spacing="normal" fo:font-style="normal" fo:font-weight="normal" style:font-size-asian="8pt" style:font-size-complex="8pt"/>
    </style:style>
    <style:style style:name="Mfr1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6cm" fo:margin-bottom="1.6cm" fo:margin-left="1.6cm" fo:margin-right="1.6cm" fo:background-color="transparent" style:writing-mode="lr-tb" style:footnote-max-height="0cm">
        <style:background-image xlink:href="Pictures/10000201000001C2000001B4D32B5975.png" xlink:type="simple" xlink:actuate="onLoad" style:position="center center" style:repeat="no-repeat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http://seguriactiva.<text:span text:style-name="MT1">mundalia.org</text:span><text:tab/><draw:frame draw:style-name="Mfr1" draw:name="Imagen1" text:anchor-type="char" svg:x="6.678cm" svg:y="-0.115cm" svg:width="2.328cm" svg:height="0.82cm" draw:z-index="1"><draw:image xlink:href="Pictures/10000201000000580000001FA0F8EF79.png" xlink:type="simple" xlink:show="embed" xlink:actuate="onLoad"/></draw:frame><text:tab/>seguriactiva@gmail.com</text:p>
        <text:p text:style-name="MP1">Twitter: @seguriactiva <text:tab/><text:tab/>Facebook: Facebook.com/seguriactiva<text:span text:style-name="MT2"> </text:span></text:p>
        <text:p text:style-name="MP2"><text:span text:style-name="MT3">Estos ejercicios están bajo una </text:span><text:a xlink:type="simple" xlink:href="http://creativecommons.org/licenses/by-sa/4.0/"><text:span text:style-name="MT4">licencia de Creative Commons Reconocimiento-CompartirIgual 4.0 Internacional</text:span></text:a><text:span text:style-name="MT3">.</text:span></text:p>
      </style:footer>
      <style:footer-left>
        <text:p text:style-name="MP3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an Romero</meta:initial-creator>
    <meta:creation-date>2013-03-05T12:26:36</meta:creation-date>
    <dc:date>2016-04-13T12:27:08.679101648</dc:date>
    <dc:creator>Juan Romero</dc:creator>
    <meta:editing-duration>PT4H9M24S</meta:editing-duration>
    <meta:editing-cycles>21</meta:editing-cycles>
    <meta:generator>LibreOffice/4.2.8.2$Linux_X86_64 LibreOffice_project/420m0$Build-2</meta:generator>
    <meta:document-statistic meta:table-count="0" meta:image-count="1" meta:object-count="0" meta:page-count="1" meta:paragraph-count="25" meta:word-count="367" meta:character-count="2195" meta:non-whitespace-character-count="1862"/>
  </office:meta>
</office:document-meta>
</file>